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2" style:family="paragraph" style:parent-style-name="Text_20_body">
      <style:paragraph-properties fo:margin-left="0cm" fo:margin-right="0cm" fo:margin-top="0cm" fo:margin-bottom="0.423cm" loext:contextual-spacing="false" fo:orphans="2" fo:widows="2" fo:text-indent="0cm" style:auto-text-indent="false"/>
    </style:style>
    <style:style style:name="P3" style:family="paragraph" style:parent-style-name="Text_20_body" style:list-style-name="L3">
      <style:paragraph-properties fo:margin-left="0cm" fo:margin-right="0cm" fo:margin-top="0cm" fo:margin-bottom="0cm" loext:contextual-spacing="false" fo:orphans="2" fo:widows="2" fo:text-indent="0cm" style:auto-text-indent="false"/>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5" style:family="paragraph" style:parent-style-name="Text_20_body" style:list-style-name="L1">
      <style:paragraph-properties fo:margin-top="0cm" fo:margin-bottom="0.423cm" loext:contextual-spacing="false" fo:orphans="2" fo:widows="2"/>
    </style:style>
    <style:style style:name="P6" style:family="paragraph" style:parent-style-name="Text_20_body" style:list-style-name="L2">
      <style:paragraph-properties fo:margin-top="0cm" fo:margin-bottom="0.423cm" loext:contextual-spacing="false" fo:orphans="2" fo:widows="2"/>
    </style:style>
    <style:style style:name="P7" style:family="paragraph" style:parent-style-name="Text_20_body" style:list-style-name="L4">
      <style:paragraph-properties fo:margin-top="0cm" fo:margin-bottom="0.423cm" loext:contextual-spacing="false" fo:orphans="2" fo:widows="2"/>
    </style:style>
    <style:style style:name="P8"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9" style:family="paragraph" style:parent-style-name="Text_20_body" style:list-style-name="L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1" style:family="paragraph" style:parent-style-name="Heading_20_1">
      <style:text-properties fo:font-variant="normal" fo:text-transform="none" fo:color="#24292e" style:font-name="apple-system" fo:letter-spacing="normal" fo:font-style="normal" fo:font-weight="bold"/>
    </style:style>
    <style:style style:name="P12" style:family="paragraph" style:parent-style-name="Heading_20_1">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SFMono-Regular" fo:font-size="9.75pt" fo:letter-spacing="normal" fo:font-style="normal" fo:font-weight="normal"/>
    </style:style>
    <style:style style:name="T3"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Muestra de cómo implementar desde Travis CI y ejecutar una prueba de extremo a extremo</text:h>
      <text:p text:style-name="P1">Este repositorio muestra cómo implementar en Google Cloud desde un archivo Travis y ejecutar una prueba de extremo a extremo (en e2e_test.py) en un entorno de ensayo.</text:p>
      <text:p text:style-name="P2"><text:span text:style-name="T1">Consulte la sucursal </text:span><text:a xlink:type="simple" xlink:href="https://github.com/googlecloudplatform/continuous-deployment-demo/tree/managed_vms" text:style-name="Internet_20_link" text:visited-style-name="Visited_20_Internet_20_Link"><text:span text:style-name="T3">managed_vms</text:span></text:a><text:span text:style-name="T1"> para obtener un repositorio similar y una implementación de Travis utilizando máquinas virtuales administradas.</text:span></text:p>
      <text:h text:style-name="P12" text:outline-level="1"><text:bookmark text:name="user-content-travis-continual-deployment-provider"/>Proveedor de implementación continua de Travis</text:h>
      <text:p text:style-name="P2"><text:span text:style-name="T1">Travis tiene un </text:span><text:a xlink:type="simple" xlink:href="http://docs.travis-ci.com/user/deployment/" text:style-name="Internet_20_link" text:visited-style-name="Visited_20_Internet_20_Link"><text:span text:style-name="T3">proveedor de implementación de Travis incorporado</text:span></text:a><text:span text:style-name="T1"> que puede simplificar su .travis.yml.</text:span></text:p>
      <text:p text:style-name="P1">La principal diferencia es que ya no necesita descargar explícitamente Cloud SDK y ejecutar el comando de implementación, aunque aún necesita especificar una credencial de cuenta de servicio.</text:p>
      <text:p text:style-name="P1">Para ver un ejemplo, mira las siguientes ramas:</text:p>
      <text:list xml:id="list2618302751" text:style-name="L1">
        <text:list-item>
          <text:p text:style-name="P5"><text:span text:style-name="T1">App Engine </text:span><text:a xlink:type="simple" xlink:href="https://github.com/GoogleCloudPlatform/continuous-deployment-demo/tree/appengine_travis_deploy" text:style-name="Internet_20_link" text:visited-style-name="Visited_20_Internet_20_Link"><text:span text:style-name="T3">appengine_travis_deploy</text:span></text:a></text:p>
        </text:list-item>
        <text:list-item>
          <text:p text:style-name="P5"><text:span text:style-name="T1">VMS gestionado </text:span><text:a xlink:type="simple" xlink:href="https://github.com/GoogleCloudPlatform/continuous-deployment-demo/tree/managed_vms_travis_deploy" text:style-name="Internet_20_link" text:visited-style-name="Visited_20_Internet_20_Link"><text:span text:style-name="T3">managed_vms_travis_deploy</text:span></text:a></text:p>
        </text:list-item>
      </text:list>
      <text:h text:style-name="P10" text:outline-level="2"><text:bookmark text:name="user-content-prerequisites"/>Prerrequisitos</text:h>
      <text:list xml:id="list2702058307" text:style-name="L2">
        <text:list-item>
          <text:p text:style-name="P6"><text:span text:style-name="T1">Descargar </text:span><text:a xlink:type="simple" xlink:href="https://cloud.google.com/sdk/" text:style-name="Internet_20_link" text:visited-style-name="Visited_20_Internet_20_Link"><text:span text:style-name="T3">Google Cloud SDK</text:span></text:a></text:p>
        </text:list-item>
        <text:list-item>
          <text:p text:style-name="P6"><text:span text:style-name="T1">Instalar </text:span><text:a xlink:type="simple" xlink:href="http://blog.travis-ci.com/2013-01-14-new-client/" text:style-name="Internet_20_link" text:visited-style-name="Visited_20_Internet_20_Link"><text:span text:style-name="T3">el cliente Travis CI</text:span></text:a></text:p>
        </text:list-item>
      </text:list>
      <text:h text:style-name="P10" text:outline-level="2"><text:bookmark text:name="user-content-steps-to-deploy-to-your-own-app-engine-project"/><text:soft-page-break/>Pasos para implementar en su propio proyecto de App Engine</text:h>
      <text:p text:style-name="P1">Puede ver un screencast que recorre estos pasos con este repositorio aquí.</text:p>
      <text:p text:style-name="P2"><text:a xlink:type="simple" xlink:href="https://www.youtube.com/watch?v=7U4jjRw_AJk&amp;feature=youtu.be" text:style-name="Internet_20_link" text:visited-style-name="Visited_20_Internet_20_Link"><text:span text:style-name="T3">https://www.youtube.com/watch?v=7U4jjRw_AJk&amp;feature=youtu.be</text:span></text:a></text:p>
      <text:p text:style-name="P1">Tenga en cuenta que la clave API de Books es un requisito específico de esta aplicación, pero generalmente no es necesario implementarla desde Travis. La credencial de la cuenta de servicio siempre es necesaria para autenticar la herramienta de línea de comando gcloud.</text:p>
      <text:list xml:id="list4071513978" text:style-name="L3">
        <text:list-item>
          <text:p text:style-name="P8">Habilite su repositorio o tenedor de este repositorio en Travis CI</text:p>
        </text:list-item>
        <text:list-item>
          <text:p text:style-name="P3"><text:span text:style-name="T1">Eliminar credenciales existentes </text:span><text:span text:style-name="Source_20_Text"><text:span text:style-name="T2">rm credentials.tar.gz.enc</text:span></text:span></text:p>
        </text:list-item>
        <text:list-item>
          <text:p text:style-name="P8">Habilitar la API de libros</text:p>
        </text:list-item>
        <text:list-item>
          <text:p text:style-name="P8">Habilite la API de administración de App Engine</text:p>
        </text:list-item>
        <text:list-item>
          <text:p text:style-name="P8">Descargue una clave de API pública y agréguela a api_key.py (ver muestra)</text:p>
        </text:list-item>
        <text:list-item>
          <text:p text:style-name="P8">Descargue un archivo JSON de cuenta de servicio, cópielo en este directorio como 'client-secret.json'</text:p>
        </text:list-item>
        <text:list-item>
          <text:p text:style-name="P8">Elimine la línea openssl del archivo .travis</text:p>
        </text:list-item>
        <text:list-item>
          <text:p text:style-name="P8">`tar -czf credentials.tar.gz api_key.py client-secret.json '</text:p>
        </text:list-item>
        <text:list-item>
          <text:p text:style-name="P3"><text:span text:style-name="Source_20_Text"><text:span text:style-name="T2">travis login</text:span></text:span></text:p>
        </text:list-item>
        <text:list-item>
          <text:p text:style-name="P3"><text:span text:style-name="T1">Cifre el archivo con travis, usando --add agrega el comando SSL nuevamente al archivo .travis </text:span><text:span text:style-name="Source_20_Text"><text:span text:style-name="T2">travis encrypt-file credentials.tar.gz --add</text:span></text:span></text:p>
        </text:list-item>
        <text:list-item>
          <text:p text:style-name="P3"><text:span text:style-name="T1">Agregue el archivo encriptado y los cambios al archivo .travis a su repositorio </text:span><text:span text:style-name="Source_20_Text"><text:span text:style-name="T2">git add credentials.tar.gz</text:span></text:span><text:span text:style-name="T1"> </text:span><text:span text:style-name="Source_20_Text"><text:span text:style-name="T2">git add .travis.yml</text:span></text:span><text:span text:style-name="T1"> </text:span><text:span text:style-name="Source_20_Text"><text:span text:style-name="T2">git commit -m "Add credentials and Travis changes</text:span></text:span></text:p>
        </text:list-item>
        <text:list-item>
          <text:p text:style-name="P3"><text:span text:style-name="T1">Empuje a su repositorio y lea la consola de Travis para verificar que la compilación tenga éxito </text:span><text:span text:style-name="Source_20_Text"><text:span text:style-name="T2">git push origin master</text:span></text:span></text:p>
        </text:list-item>
      </text:list>
      <text:h text:style-name="P10" text:outline-level="2"><text:bookmark text:name="user-content-contributing-changes"/>Contribuyendo cambios</text:h>
      <text:list xml:id="list1200113744" text:style-name="L4">
        <text:list-item>
          <text:p text:style-name="P7"><text:span text:style-name="T1">Ver </text:span><text:a xlink:type="simple" xlink:href="https://github.com/GoogleCloudPlatform/continuous-deployment-demo/blob/master/CONTRIBUTING.md" text:style-name="Internet_20_link" text:visited-style-name="Visited_20_Internet_20_Link"><text:span text:style-name="T3">CONTRIBUCION.md</text:span></text:a></text:p>
        </text:list-item>
      </text:list>
      <text:h text:style-name="P10" text:outline-level="2"><text:bookmark text:name="user-content-licensing"/><text:soft-page-break/>Licencia</text:h>
      <text:list xml:id="list647835490" text:style-name="L5">
        <text:list-item>
          <text:p text:style-name="P9">Ver LICENCIA</text:p>
        </text:list-item>
      </text:list>
      <text:p text:style-name="P4">Copyright (C) 2015 Google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3:17:06.865455106</meta:creation-date>
    <dc:date>2019-12-17T13:18:02.118158769</dc:date>
    <meta:editing-duration>PT1M</meta:editing-duration>
    <meta:editing-cycles>1</meta:editing-cycles>
    <meta:document-statistic meta:table-count="0" meta:image-count="0" meta:object-count="0" meta:page-count="3" meta:paragraph-count="33" meta:word-count="367" meta:character-count="2415" meta:non-whitespace-character-count="2101"/>
    <meta:generator>LibreOffice/6.0.7.3$Linux_X86_64 LibreOffice_project/00m0$Build-3</meta:generator>
  </office:meta>
</office:document-meta>
</file>